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44cm"/>
    </style:style>
    <style:style style:name="gr2" style:family="graphic" style:parent-style-name="standard">
      <style:graphic-properties draw:fill-color="#e6e6e6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74cm"/>
    </style:style>
    <style:style style:name="gr4" style:family="graphic" style:parent-style-name="standard">
      <style:graphic-properties draw:fill-color="#ccccc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38cm"/>
    </style:style>
    <style:style style:name="gr6" style:family="graphic" style:parent-style-name="standard">
      <style:graphic-properties svg:stroke-color="#0000ff" draw:marker-start="Arrow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08cm"/>
    </style:style>
    <style:style style:name="gr8" style:family="graphic" style:parent-style-name="standard">
      <style:graphic-properties draw:stroke="none" svg:stroke-color="#000000" draw:fill="none" draw:fill-color="#ffffff" fo:min-height="0.914cm"/>
    </style:style>
    <style:style style:name="gr9" style:family="graphic" style:parent-style-name="standard">
      <style:graphic-properties svg:stroke-color="#0000ff" draw:marker-start="Rounded_20_short_20_Arrow" draw:marker-start-width="0.3cm" draw:marker-end="Rounded_20_short_20_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879cm"/>
    </style:style>
    <style:style style:name="gr11" style:family="graphic" style:parent-style-name="standard">
      <style:graphic-properties draw:stroke="none" svg:stroke-color="#000000" draw:fill="none" draw:fill-color="#ffffff" fo:min-height="0.773cm"/>
    </style:style>
    <style:style style:name="gr12" style:family="graphic" style:parent-style-name="standard">
      <style:graphic-properties draw:stroke="none" svg:stroke-color="#000000" draw:fill="none" draw:fill-color="#ffffff" fo:min-height="0.703cm"/>
    </style:style>
    <style:style style:name="gr13" style:family="graphic" style:parent-style-name="standard">
      <style:graphic-properties svg:stroke-color="#0000ff" draw:marker-start="Dimension_20_Lines" draw:marker-end="Double_20_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85cm" svg:height="1.094cm" svg:x="2.447cm" svg:y="1.565cm">
          <draw:text-box>
            <text:p text:style-name="P1">UserDialog</text:p>
          </draw:text-box>
        </draw:frame>
        <draw:rect draw:style-name="gr2" draw:text-style-name="P2" draw:layer="layout" svg:width="15.946cm" svg:height="13.37cm" svg:x="2.47cm" svg:y="2.434cm">
          <text:p text:style-name="P1"/>
        </draw:rect>
        <draw:frame draw:style-name="gr3" draw:text-style-name="P1" draw:layer="layout" svg:width="3.068cm" svg:height="1.024cm" svg:x="3.811cm" svg:y="3.14cm">
          <draw:text-box>
            <text:p text:style-name="P1">DlgArea</text:p>
          </draw:text-box>
        </draw:frame>
        <draw:rect draw:style-name="gr4" draw:text-style-name="P2" draw:layer="layout" svg:width="12.982cm" svg:height="10.196cm" svg:x="3.881cm" svg:y="3.986cm">
          <text:p text:style-name="P1"/>
        </draw:rect>
        <draw:rect draw:style-name="gr2" draw:text-style-name="P2" draw:layer="layout" svg:width="8.572cm" svg:height="6.456cm" svg:x="6.139cm" svg:y="5.962cm">
          <text:p text:style-name="P1"/>
        </draw:rect>
        <draw:frame draw:style-name="gr5" draw:text-style-name="P1" draw:layer="layout" svg:width="3.105cm" svg:height="0.988cm" svg:x="3.633cm" svg:y="6.738cm">
          <draw:text-box>
            <text:p text:style-name="P1">~margin</text:p>
          </draw:text-box>
        </draw:frame>
        <draw:line draw:style-name="gr6" draw:text-style-name="P2" draw:layer="layout" svg:x1="3.951cm" svg:y1="7.69cm" svg:x2="6.103cm" svg:y2="7.69cm">
          <text:p text:style-name="P1"/>
        </draw:line>
        <draw:frame draw:style-name="gr7" draw:text-style-name="P1" draw:layer="layout" svg:width="1.023cm" svg:height="1.058cm" svg:x="2.647cm" svg:y="8.22cm">
          <draw:text-box>
            <text:p text:style-name="P1">~l</text:p>
          </draw:text-box>
        </draw:frame>
        <draw:line draw:style-name="gr6" draw:text-style-name="P2" draw:layer="layout" svg:x1="2.47cm" svg:y1="8.96cm" svg:x2="6.139cm" svg:y2="8.96cm">
          <text:p text:style-name="P1"/>
        </draw:line>
        <draw:frame draw:style-name="gr8" draw:text-style-name="P1" draw:layer="layout" svg:width="1.199cm" svg:height="1.164cm" svg:x="2.576cm" svg:y="9.42cm">
          <draw:text-box>
            <text:p text:style-name="P1">~r</text:p>
          </draw:text-box>
        </draw:frame>
        <draw:line draw:style-name="gr6" draw:text-style-name="P2" draw:layer="layout" svg:x1="2.47cm" svg:y1="10.195cm" svg:x2="14.676cm" svg:y2="10.195cm">
          <text:p text:style-name="P1"/>
        </draw:line>
        <draw:frame draw:style-name="gr7" draw:text-style-name="P1" draw:layer="layout" svg:width="1.729cm" svg:height="1.058cm" svg:x="2.293cm" svg:y="10.901cm">
          <draw:text-box>
            <text:p text:style-name="P1">~left</text:p>
          </draw:text-box>
        </draw:frame>
        <draw:line draw:style-name="gr9" draw:text-style-name="P2" draw:layer="layout" svg:x1="2.47cm" svg:y1="11.783cm" svg:x2="3.846cm" svg:y2="11.783cm">
          <text:p text:style-name="P1"/>
        </draw:line>
        <draw:frame draw:style-name="gr10" draw:text-style-name="P1" draw:layer="layout" svg:width="2.223cm" svg:height="1.129cm" svg:x="2.328cm" svg:y="12.241cm">
          <draw:text-box>
            <text:p text:style-name="P1">~right</text:p>
          </draw:text-box>
        </draw:frame>
        <draw:line draw:style-name="gr9" draw:text-style-name="P2" draw:layer="layout" svg:x1="2.47cm" svg:y1="13.124cm" svg:x2="16.793cm" svg:y2="13.124cm">
          <text:p text:style-name="P1"/>
        </draw:line>
        <draw:frame draw:style-name="gr10" draw:text-style-name="P1" draw:layer="layout" svg:width="1.376cm" svg:height="1.129cm" svg:x="6.245cm" svg:y="10.936cm">
          <draw:text-box>
            <text:p text:style-name="P1">~w</text:p>
          </draw:text-box>
        </draw:frame>
        <draw:line draw:style-name="gr6" draw:text-style-name="P2" draw:layer="layout" svg:x1="6.174cm" svg:y1="11.853cm" svg:x2="14.676cm" svg:y2="11.853cm">
          <text:p text:style-name="P1"/>
        </draw:line>
        <draw:frame draw:style-name="gr3" draw:text-style-name="P1" draw:layer="layout" svg:width="2.54cm" svg:height="1.024cm" svg:x="4.022cm" svg:y="4.267cm">
          <draw:text-box>
            <text:p text:style-name="P1">~width</text:p>
          </draw:text-box>
        </draw:frame>
        <draw:line draw:style-name="gr6" draw:text-style-name="P2" draw:layer="layout" svg:x1="3.916cm" svg:y1="5.045cm" svg:x2="16.828cm" svg:y2="5.045cm">
          <text:p text:style-name="P1"/>
        </draw:line>
        <draw:frame draw:style-name="gr11" draw:text-style-name="P1" draw:layer="layout" svg:width="2.893cm" svg:height="1.023cm" draw:transform="rotate (-1.57079632679579) translate (18.319cm 2.56cm)">
          <draw:text-box>
            <text:p text:style-name="P1">~bottom</text:p>
          </draw:text-box>
        </draw:frame>
        <draw:line draw:style-name="gr6" draw:text-style-name="P2" draw:layer="layout" svg:x1="17.533cm" svg:y1="2.469cm" svg:x2="17.533cm" svg:y2="15.769cm">
          <text:p text:style-name="P1"/>
        </draw:line>
        <draw:frame draw:style-name="gr1" draw:text-style-name="P1" draw:layer="layout" svg:width="1.799cm" svg:height="1.094cm" draw:transform="rotate (-1.57079632679579) translate (17.105cm 2.297cm)">
          <draw:text-box>
            <text:p text:style-name="P1">~top</text:p>
          </draw:text-box>
        </draw:frame>
        <draw:line draw:style-name="gr6" draw:text-style-name="P2" draw:layer="layout" svg:x1="16.157cm" svg:y1="2.399cm" svg:x2="16.157cm" svg:y2="3.916cm">
          <text:p text:style-name="P1"/>
        </draw:line>
        <draw:frame draw:style-name="gr12" draw:text-style-name="P1" draw:layer="layout" svg:width="1.27cm" svg:height="0.963cm" draw:transform="rotate (-1.57079632679579) translate (14.903cm 2.594cm)">
          <draw:text-box>
            <text:p text:style-name="P1">~b</text:p>
          </draw:text-box>
        </draw:frame>
        <draw:line draw:style-name="gr6" draw:text-style-name="P2" draw:layer="layout" svg:x1="13.97cm" svg:y1="2.469cm" svg:x2="13.97cm" svg:y2="12.453cm">
          <text:p text:style-name="P1"/>
        </draw:line>
        <draw:frame draw:style-name="gr1" draw:text-style-name="P1" draw:layer="layout" svg:width="1.235cm" svg:height="1.094cm" draw:transform="rotate (-1.57079632679579) translate (13.406cm 2.612cm)">
          <draw:text-box>
            <text:p text:style-name="P1">~t</text:p>
          </draw:text-box>
        </draw:frame>
        <draw:line draw:style-name="gr6" draw:text-style-name="P2" draw:layer="layout" svg:x1="12.594cm" svg:y1="2.434cm" svg:x2="12.594cm" svg:y2="5.962cm">
          <text:p text:style-name="P1"/>
        </draw:line>
        <draw:frame draw:style-name="gr7" draw:text-style-name="P1" draw:layer="layout" svg:width="1.2cm" svg:height="1.058cm" svg:x="6.738cm" svg:y="6.773cm">
          <draw:text-box>
            <text:p text:style-name="P1">~x</text:p>
          </draw:text-box>
        </draw:frame>
        <draw:line draw:style-name="gr13" draw:text-style-name="P2" draw:layer="layout" svg:x1="6.174cm" svg:y1="7.69cm" svg:x2="8.961cm" svg:y2="7.69cm">
          <text:p text:style-name="P1"/>
        </draw:line>
        <draw:frame draw:style-name="gr14" draw:text-style-name="P1" draw:layer="layout" svg:width="1.199cm" svg:height="1.27cm" draw:transform="rotate (-1.57079632679579) translate (11.96cm 6.309cm)">
          <draw:text-box>
            <text:p text:style-name="P1">~y</text:p>
          </draw:text-box>
        </draw:frame>
        <draw:line draw:style-name="gr13" draw:text-style-name="P2" draw:layer="layout" svg:x1="10.972cm" svg:y1="5.997cm" svg:x2="10.972cm" svg:y2="8.149cm"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-449-1008-22-30-29-12-34 12-21 26-449 1012-5 13v8l5 21 12 21 17 13 21 4h903l21-4 21-13 9-21 4-21v-8z"/>
    <draw:marker draw:name="Small_20_Arrow" draw:display-name="Small Arrow" svg:viewBox="0 0 1321 3493" svg:d="m1321 3493h-1321l702-349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Jon Wolfers</meta:initial-creator>
    <meta:creation-date>2009-12-08T20:45:04</meta:creation-date>
    <dc:creator>Jon Wolfers</dc:creator>
    <dc:date>2009-12-08T21:33:04</dc:date>
    <meta:editing-cycles>1</meta:editing-cycles>
    <meta:editing-duration>PT1M30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